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bd2e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2f2d76"/>
    </style:style>
    <style:style style:name="P25" style:family="paragraph" style:parent-style-name="Standard">
      <style:text-properties officeooo:paragraph-rsid="10c382c1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0c344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8" style:family="paragraph" style:parent-style-name="Standard">
      <style:paragraph-properties fo:text-align="center" style:justify-single-word="false"/>
      <style:text-properties officeooo:paragraph-rsid="0daef67d"/>
    </style:style>
    <style:style style:name="P29" style:family="paragraph" style:parent-style-name="Standard">
      <style:text-properties officeooo:paragraph-rsid="0f3ae219"/>
    </style:style>
    <style:style style:name="P30" style:family="paragraph" style:parent-style-name="Standard">
      <style:text-properties officeooo:paragraph-rsid="108f7f78"/>
    </style:style>
    <style:style style:name="P31" style:family="paragraph" style:parent-style-name="Standard">
      <style:text-properties officeooo:paragraph-rsid="1032d175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c8364eb"/>
    </style:style>
    <style:style style:name="P3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38" style:family="paragraph" style:parent-style-name="Standard">
      <style:text-properties officeooo:paragraph-rsid="0daa4aef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Footnote">
      <style:text-properties fo:language="en" fo:country="GB" officeooo:paragraph-rsid="109547eb" fo:background-color="transparent"/>
    </style:style>
    <style:style style:name="P45" style:family="paragraph" style:parent-style-name="Footnote">
      <style:text-properties officeooo:paragraph-rsid="0fa0ab6e"/>
    </style:style>
    <style:style style:name="P46" style:family="paragraph" style:parent-style-name="Footnote">
      <style:text-properties officeooo:paragraph-rsid="10c1667e"/>
    </style:style>
    <style:style style:name="P47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eb4913f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3" style:family="paragraph" style:parent-style-name="Standard">
      <style:text-properties officeooo:paragraph-rsid="0b0ddd8e"/>
    </style:style>
    <style:style style:name="P5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6d4ef8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2" style:family="paragraph" style:parent-style-name="Standard">
      <style:text-properties officeooo:paragraph-rsid="0ddfbc49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text-properties officeooo:paragraph-rsid="0f4cd335"/>
    </style:style>
    <style:style style:name="P6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72" style:family="paragraph" style:parent-style-name="Footnote">
      <style:text-properties officeooo:rsid="043ccc66" officeooo:paragraph-rsid="0f4dc0dc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6" style:family="paragraph" style:parent-style-name="Standard">
      <style:text-properties officeooo:rsid="0dde9a1c" officeooo:paragraph-rsid="108e66c8"/>
    </style:style>
    <style:style style:name="P77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7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8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officeooo:rsid="108a88f6"/>
    </style:style>
    <style:style style:name="T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officeooo:rsid="0f981b1c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style:font-name="Liberation Sans" fo:font-size="12pt" fo:language="en" fo:country="GB" style:font-size-asian="12pt" style:font-size-complex="12pt"/>
    </style:style>
    <style:style style:name="T73" style:family="text">
      <style:text-properties style:font-name="Liberation Sans" fo:font-size="12pt" fo:language="en" fo:country="GB" officeooo:rsid="109aaaaa" style:font-size-asian="12pt" style:font-size-complex="12pt"/>
    </style:style>
    <style:style style:name="T74" style:family="text">
      <style:text-properties style:font-name="Liberation Sans" fo:font-size="12pt" fo:language="en" fo:country="GB" officeooo:rsid="108f7f7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be97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10bee31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style:font-name="Liberation Sans" fo:font-size="12pt" fo:language="en" fo:country="GB"/>
    </style:style>
    <style:style style:name="T92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style:font-name="Liberation Sans" fo:font-size="10pt" fo:language="en" fo:country="GB" style:font-size-asian="10pt" style:font-size-complex="10pt"/>
    </style:style>
    <style:style style:name="T10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bfa3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cba1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10b8f9dd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9" style:family="text">
      <style:text-properties fo:color="#000000" loext:opacity="100%" fo:language="en" fo:country="GB" officeooo:rsid="10555e93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addc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6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8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0" style:family="text">
      <style:text-properties officeooo:rsid="105f1264"/>
    </style:style>
    <style:style style:name="T151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2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3" style:family="text">
      <style:text-properties fo:font-variant="normal" fo:text-transform="none" fo:color="#000000" loext:opacity="87%" fo:letter-spacing="normal" fo:font-style="normal" officeooo:rsid="106260b1"/>
    </style:style>
    <style:style style:name="T15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3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4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5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76" style:family="text">
      <style:text-properties fo:language="en" fo:country="GB" officeooo:rsid="1052c7f3"/>
    </style:style>
    <style:style style:name="T177" style:family="text">
      <style:text-properties fo:language="en" fo:country="GB" officeooo:rsid="105c8aaa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1" style:family="text">
      <style:text-properties style:font-name="Liberation Sans" fo:font-size="12pt" fo:language="en" fo:country="GB" officeooo:rsid="0d1ec96e" style:font-size-asian="12pt" style:font-size-complex="12pt"/>
    </style:style>
    <style:style style:name="T202" style:family="text">
      <style:text-properties style:font-name="Liberation Sans" fo:font-size="12pt" fo:language="en" fo:country="GB" officeooo:rsid="109b8b05" style:font-size-asian="12pt" style:font-size-complex="12pt"/>
    </style:style>
    <style:style style:name="T203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style:font-name="Liberation Sans" fo:font-size="12pt" fo:language="en" fo:country="GB" officeooo:rsid="0f51b898"/>
    </style:style>
    <style:style style:name="T21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6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27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8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9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Desktop/</text:span><text:span text:style-name="T3">Workstation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2" draw:name="Gebruiker" draw:style-name="gr1" draw:text-style-name="P6" svg:width="6.002cm" svg:height="0.5cm" draw:control="control1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14">&gt;</text:span><text:span text:style-name="T18"><text:tab/><text:tab/><text:tab/> </text:span><text:span text:style-name="T18"><draw:control text:anchor-type="as-char" svg:y="-0.4cm" draw:z-index="6" draw:name="Gberuikersnaam 2" draw:style-name="gr1" draw:text-style-name="P6" svg:width="6.002cm" svg:height="0.5cm" draw:control="control5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8"><text:span text:style-name="T14">&lt;</text:span><text:span text:style-name="T22">computern</text:span><text:span text:style-name="T23">a</text:span><text:span text:style-name="T22">me</text:span><text:span text:style-name="T14">&gt;</text:span><text:span text:style-name="T24"><text:tab/> </text:span><text:span text:style-name="T16"><draw:control text:anchor-type="as-char" svg:y="-0.4cm" draw:z-index="3" draw:name="Computernaam" draw:style-name="gr1" draw:text-style-name="P6" svg:width="6.002cm" svg:height="0.5cm" draw:control="control2"><svg:title>Computernaam</svg:title><svg:desc>Unieke naam van de computer</svg:desc></draw:control></text:span><text:span text:style-name="T16"><text:tab/></text:span><text:span text:style-name="T25">e.g.</text:span><text:span text:style-name="T26"> </text:span><text:span text:style-name="T27">pc0</text:span><text:span text:style-name="T28">1</text:span></text:p>
      <text:p text:style-name="P9"><text:span text:style-name="T7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10"><draw:control text:anchor-type="as-char" svg:y="-0.4cm" draw:z-index="4" draw:name="Gebruiker 1" draw:style-name="gr1" draw:text-style-name="P6" svg:width="6.002cm" svg:height="0.5cm" draw:control="control3"><svg:title>Gebruiker</svg:title><svg:desc>Volledige naam, bijv. Jan Stek</svg:desc></draw:control></text:span><text:span text:style-name="T10"><text:tab/></text:span><text:span text:style-name="T31">any additional users</text:span></text:p>
      <text:p text:style-name="P7"><text:span text:style-name="T7">&lt;</text:span><text:span text:style-name="T29">user</text:span><text:span text:style-name="T32">n</text:span><text:span text:style-name="T33">a</text:span><text:span text:style-name="T34">me</text:span><text:span text:style-name="T7">&gt;</text:span><text:span text:style-name="T35"><text:tab/><text:tab/><text:tab/> </text:span><text:span text:style-name="T18"><draw:control text:anchor-type="as-char" svg:y="-0.4cm" draw:z-index="5" draw:name="Gberuikersnaam 1" draw:style-name="gr1" draw:text-style-name="P6" svg:width="6.002cm" svg:height="0.5cm" draw:control="control4"><svg:title>Gebruikersnaam</svg:title><svg:desc>Korte naam, bijv. jan</svg:desc></draw:control></text:span><text:span text:style-name="T18"><text:tab/></text:span><text:span text:style-name="T36">any additional users</text:span></text:p>
      <text:p text:style-name="P10"><text:span text:style-name="T37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8">Not yet on Linux?</text:span></text:span><text:span text:style-name="T39"><text:tab/></text:span><text:span text:style-name="T40">Use</text:span><text:span text:style-name="T41"> </text:span><text:span text:style-name="Strong_20_Emphasis"><text:span text:style-name="T42">Checklist </text:span></text:span><text:span text:style-name="Strong_20_Emphasis"><text:span text:style-name="T43">transfer</text:span></text:span><text:span text:style-name="T41"> o</text:span><text:span text:style-name="T44">n</text:span><text:span text:style-name="T41"> </text:span><text:a xlink:type="simple" xlink:href="https://karelzimmer.nl/html/en/home.html" text:style-name="Internet_20_link" text:visited-style-name="Visited_20_Internet_20_Link"><text:span text:style-name="Internet_20_link"><text:span text:style-name="T45">karelzimmer.nl/en</text:span></text:span></text:a><text:span text:style-name="T46">.</text:span></text:p>
      <text:p text:style-name="P13"><text:span text:style-name="Strong_20_Emphasis"><text:span text:style-name="T47">New installation?</text:span></text:span><text:span text:style-name="T48"><text:tab/><text:tab/></text:span><text:span text:style-name="T49">Start at chapter</text:span><text:span text:style-name="T48">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3">☐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☐</text:span></text:span></text:p>
          </table:table-cell>
          <table:table-cell table:style-name="_31_._5f_Installatie_5f_voorbereiden.D1" office:value-type="string">
            <text:p text:style-name="P19"><text:span text:style-name="T54">Log in as </text:span><text:span text:style-name="T55">&lt;user&gt;</text:span><text:span text:style-name="T56"><text:note text:id="ftn1" text:note-class="footnote"><text:note-citation>1</text:note-citation><text:note-body><text:p text:style-name="P20"><text:span text:style-name="T57">Login any additional </text:span><text:span text:style-name="T58">user</text:span><text:span text:style-name="T59">s</text:span><text:span text:style-name="T60"> </text:span><text:span text:style-name="T57">and follow the same steps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62">☐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63">Press the Super key</text:span><text:span text:style-name="T64"><text:note text:id="ftn2" text:note-class="footnote"><text:note-citation>2</text:note-citation><text:note-body><text:p text:style-name="P26">Windows, command, or magnifying glass key.</text:p></text:note-body></text:note></text:span><text:span text:style-name="T63">, t</text:span><text:span text:style-name="T65">ype</text:span><text:span text:style-name="T66"> </text:span><text:span text:style-name="User_20_Entry"><text:span text:style-name="T67">t</text:span></text:span><text:span text:style-name="User_20_Entry"><text:span text:style-name="T68">erm</text:span></text:span><text:span text:style-name="T69"> and click on the </text:span><text:span text:style-name="Strong_20_Emphasis"><text:span text:style-name="T70">Terminal</text:span></text:span><text:span text:style-name="T69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71"/></text:span></text:p>
          </table:table-cell>
          <table:table-cell table:style-name="_31_._5f_Installatie_5f_voorbereiden.D4" office:value-type="string">
            <text:p text:style-name="P29"><text:span text:style-name="T72">Type the </text:span><text:span text:style-name="T73">following </text:span><text:span text:style-name="T74">three</text:span><text:span text:style-name="T72"> commands, each followed by the</text:span><text:span text:style-name="T69"> </text:span><text:span text:style-name="T75">Enter</text:span><text:span text:style-name="T72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6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62">☐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62">☐</text:span></text:span></text:p>
          </table:table-cell>
          <table:table-cell table:style-name="_31_._5f_Installatie_5f_voorbereiden.D10" office:value-type="string">
            <text:p text:style-name="P25"><text:span text:style-name="T80">Press the Super key</text:span><text:span text:style-name="T81">2</text:span><text:span text:style-name="T80">, t</text:span><text:span text:style-name="T82">ype </text:span><text:span text:style-name="User_20_Entry"><text:span text:style-name="T83">m</text:span></text:span><text:span text:style-name="User_20_Entry"><text:span text:style-name="T84">enu</text:span></text:span><text:span text:style-name="T69"> and click </text:span><text:span text:style-name="T82">the </text:span><text:span text:style-name="Strong_20_Emphasis"><text:span text:style-name="T85">KZ</text:span></text:span><text:span text:style-name="Strong_20_Emphasis"><text:span text:style-name="T86"> Installation menu</text:span></text:span><text:span text:style-name="T82"> icon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11" office:value-type="string">
            <text:p text:style-name="P38"><text:span text:style-name="T87">Select </text:span><text:span text:style-name="Strong_20_Emphasis"><text:span text:style-name="T88">1</text:span></text:span><text:span text:style-name="T87"> Prepar</text:span><text:span text:style-name="T89">e</text:span><text:span text:style-name="T87"> installation</text:span><text:span text:style-name="T90">. 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2" office:value-type="string">
            <text:p text:style-name="P33">Follow the instructions on the screen.</text:p>
          </table:table-cell>
        </table:table-row>
      </table:table>
      <text:p text:style-name="P40"/>
      <text:list text:continue-numbering="true" text:style-name="L1">
        <text:list-item>
          <text:p text:style-name="P41"><text:bookmark-start text:name="__RefNumPara__4009_1271708128"/><text:span text:style-name="Strong_20_Emphasis"><text:span text:style-name="T91">Perform installation</text:span></text:span><text:bookmark-end text:name="__RefNumPara__4009_1271708128"/></text:p>
        </text:list-item>
      </text:list>
      <text:p text:style-name="P4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><text:span text:style-name="Strong_20_Emphasis">☐</text:span></text:p>
          </table:table-cell>
          <table:table-cell table:style-name="_32_._5f_Installatie_5f_uitvoeren.C1" office:value-type="string">
            <text:p text:style-name="Standard"><text:span text:style-name="T92">Boot the computer from</text:span><text:span text:style-name="T93"><text:note text:id="ftn3" text:note-class="footnote"><text:note-citation>1</text:note-citation><text:note-body><text:p text:style-name="P44"><text:span text:style-name="T94">Boot menu/Setup via one of the </text:span><text:span text:style-name="T95">f</text:span><text:span text:style-name="T94">requently used keys: </text:span><text:span text:style-name="T96">Esc</text:span><text:span text:style-name="T97">, </text:span><text:span text:style-name="T96">Delete</text:span><text:span text:style-name="T97">, </text:span><text:span text:style-name="T96">F1</text:span><text:span text:style-name="T97">, </text:span><text:span text:style-name="T96">F2</text:span><text:span text:style-name="T97">, </text:span><text:span text:style-name="T96">F9</text:span><text:span text:style-name="T97">, </text:span><text:span text:style-name="T96">F10</text:span><text:span text:style-name="T97">, </text:span><text:span text:style-name="T96">F11</text:span><text:span text:style-name="T97">, or </text:span><text:span text:style-name="T96">F12</text:span></text:p></text:note-body></text:note></text:span><text:span text:style-name="T92"> an</text:span><text:span text:style-name="T98"> </text:span><text:span text:style-name="T99"><text:user-field-get text:name="Distro">Rocky Linux</text:user-field-get></text:span><text:span text:style-name="T100"><text:s/></text:span><text:span text:style-name="T101">Desktop/</text:span><text:span text:style-name="T102">Workstation</text:span><text:span text:style-name="T101"> </text:span><text:span text:style-name="T103">L</text:span><text:span text:style-name="T104">ive</text:span><text:span text:style-name="T104"><text:note text:id="ftn4" text:note-class="footnote"><text:note-citation>2</text:note-citation><text:note-body><text:p text:style-name="P45"><text:span text:style-name="T105">From a Live USB stick you can boot and work with </text:span><text:span text:style-name="T106"><text:user-field-get text:name="Distro">Rocky Linux</text:user-field-get></text:span><text:span text:style-name="T106"><text:s/></text:span><text:span text:style-name="T105">without modifying any files on the hard drive and also allows installation of </text:span><text:span text:style-name="T106"><text:user-field-get text:name="Distro">Rocky Linux</text:user-field-get></text:span><text:span text:style-name="T106">.</text:span></text:p></text:note-body></text:note></text:span><text:span text:style-name="T92"> USB stick</text:span><text:span text:style-name="T107"><text:note text:id="ftn5" text:note-class="footnote"><text:note-citation>3</text:note-citation><text:note-body><text:p text:style-name="P46"><text:span text:style-name="T108">From </text:span><text:a xlink:type="simple" xlink:href="https://rockylinux.org/" text:style-name="Internet_20_link" text:visited-style-name="Visited_20_Internet_20_Link"><text:span text:style-name="T109">rockylinux.org</text:span></text:a><text:span text:style-name="T108"> d</text:span><text:span text:style-name="T110">ownload </text:span><text:span text:style-name="T111">for example </text:span><text:span text:style-name="T112">a</text:span><text:span text:style-name="T110"> </text:span><text:span text:style-name="terk_20_accent_20_voetnoot"><text:span text:style-name="T113">Rocky Linux</text:span></text:span><text:span text:style-name="T114"> </text:span><text:span text:style-name="terk_20_accent_20_voetnoot"><text:span text:style-name="T115">Desktop/Workstation Live </text:span></text:span><text:span text:style-name="terk_20_accent_20_voetnoot"><text:span text:style-name="T116">Image </text:span></text:span><text:span text:style-name="terk_20_accent_20_voetnoot"><text:span text:style-name="T113">GNOME</text:span></text:span><text:span text:style-name="T114">.</text:span><text:span text:style-name="Strong_20_Emphasis"><text:span text:style-name="T117"><text:line-break/></text:span></text:span><text:span text:style-name="Strong_20_Emphasis"><text:span text:style-name="T118">On </text:span></text:span><text:a xlink:type="simple" xlink:href="https://karelzimmer.nl/en" text:style-name="Internet_20_link" text:visited-style-name="Visited_20_Internet_20_Link"><text:span text:style-name="Strong_20_Emphasis"><text:span text:style-name="T119">karelzimmer.nl/en</text:span></text:span></text:a><text:span text:style-name="Strong_20_Emphasis"><text:span text:style-name="T118">, under </text:span></text:span><text:span text:style-name="Strong_20_Emphasis"><text:span text:style-name="T120">Linux!</text:span></text:span><text:span text:style-name="Strong_20_Emphasis"><text:span text:style-name="T118">, at the top of the </text:span></text:span><text:span text:style-name="Strong_20_Emphasis"><text:span text:style-name="T120">Linux info</text:span></text:span><text:span text:style-name="Strong_20_Emphasis"><text:span text:style-name="T118"> section, you'll find instructions for creating a bootable USB stick.</text:span>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Standard"><text:span text:style-name="T121">Select</text:span><text:span text:style-name="T122"> </text:span><text:span text:style-name="Strong_20_Emphasis"><text:span text:style-name="T123">Start</text:span></text:span><text:span text:style-name="Strong_20_Emphasis"><text:span text:style-name="T124"> </text:span></text:span><text:span text:style-name="Strong_20_Emphasis"><text:span text:style-name="T125"><text:user-field-get text:name="Distro">Rocky Linux</text:user-field-get></text:span></text:span><text:span text:style-name="Strong_20_Emphasis"><text:span text:style-name="T125"><text:s/></text:span></text:span><text:span text:style-name="Strong_20_Emphasis"><text:span text:style-name="T126">Workstation</text:span></text:span><text:span text:style-name="T127"> </text:span><text:span text:style-name="T128">and press the </text:span><text:span text:style-name="T129">Enter</text:span><text:span text:style-name="T130"> </text:span><text:span text:style-name="T131">key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><text:span text:style-name="Strong_20_Emphasis">☐</text:span></text:p>
          </table:table-cell>
          <table:table-cell table:style-name="_32_._5f_Installatie_5f_uitvoeren.C3" office:value-type="string">
            <text:p text:style-name="Standard"><text:span text:style-name="T132">Click</text:span><text:span text:style-name="T133"> </text:span><text:span text:style-name="Strong_20_Emphasis"><text:span text:style-name="T134">Install </text:span></text:span><text:span text:style-name="Strong_20_Emphasis"><text:span text:style-name="T135">Rocky Linux</text:span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3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71">☐</text:span></text:span></text:p>
          </table:table-cell>
          <table:table-cell table:style-name="_32_._5f_Installatie_5f_uitvoeren.C3" office:value-type="string">
            <text:p text:style-name="P49"><text:span text:style-name="T137">Connect to the </text:span><text:span text:style-name="T138">network</text:span><text:span text:style-name="T137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><text:span text:style-name="Strong_20_Emphasis">☐</text:span></text:p>
          </table:table-cell>
          <table:table-cell table:style-name="_32_._5f_Installatie_5f_uitvoeren.C3" office:value-type="string">
            <text:p text:style-name="Standard"><text:span text:style-name="T139">At</text:span><text:span text:style-name="T140"> </text:span><text:span text:style-name="Strong_20_Emphasis"><text:span text:style-name="T139">WELCOME TO ROCKY LINUX</text:span></text:span><text:span text:style-name="T141"> select language and click </text:span><text:span text:style-name="Strong_20_Emphasis"><text:span text:style-name="T142">Continue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><text:span text:style-name="Strong_20_Emphasis">☐</text:span></text:p>
          </table:table-cell>
          <table:table-cell table:style-name="_32_._5f_Installatie_5f_uitvoeren.C11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46">SYSTEM</text:span></text:span><text:span text:style-name="T143"> </text:span><text:span text:style-name="T144">click</text:span><text:span text:style-name="T147"> </text:span><text:span text:style-name="Strong_20_Emphasis"><text:span text:style-name="T146">Installati</text:span></text:span><text:span text:style-name="Strong_20_Emphasis"><text:span text:style-name="T148">on Destination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1" office:value-type="string">
            <text:p text:style-name="Standard"><text:span text:style-name="T150">Check</text:span><text:span text:style-name="T151"> </text:span><text:span text:style-name="T152">the </text:span><text:span text:style-name="Strong_20_Emphasis"><text:span text:style-name="T153">Device Selection</text:span></text:span><text:span text:style-name="T154"> </text:span><text:span text:style-name="T155">and click </text:span><text:span text:style-name="Strong_20_Emphasis"><text:span text:style-name="T156">Done</text:span></text:span><text:span text:style-name="Strong_20_Emphasis"><text:span text:style-name="T157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><text:span text:style-name="Strong_20_Emphasis">☐</text:span></text:p>
          </table:table-cell>
          <table:table-cell table:style-name="_32_._5f_Installatie_5f_uitvoeren.C11" office:value-type="string">
            <text:p text:style-name="Standard"><text:span text:style-name="T144">U</text:span><text:span text:style-name="T145">nder</text:span><text:span text:style-name="T143"> </text:span><text:span text:style-name="Strong_20_Emphasis"><text:span text:style-name="T146">SYSTEM</text:span></text:span><text:span text:style-name="T143"> </text:span><text:span text:style-name="T144">click</text:span><text:span text:style-name="T147"> </text:span><text:span text:style-name="Strong_20_Emphasis"><text:span text:style-name="T146">Netwerk &amp; </text:span></text:span><text:span text:style-name="Strong_20_Emphasis"><text:span text:style-name="T158">H</text:span></text:span><text:span text:style-name="Strong_20_Emphasis"><text:span text:style-name="T146">ost </text:span></text:span><text:span text:style-name="Strong_20_Emphasis"><text:span text:style-name="T158">N</text:span></text:span><text:span text:style-name="Strong_20_Emphasis"><text:span text:style-name="T146">am</text:span></text:span><text:span text:style-name="Strong_20_Emphasis"><text:span text:style-name="T158">e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16" office:value-type="string">
            <text:p text:style-name="P50"><text:span text:style-name="T159">Enter you</text:span><text:span text:style-name="T160">r</text:span><text:span text:style-name="T161"> </text:span><text:span text:style-name="Strong_20_Emphasis"><text:span text:style-name="T162">Host </text:span></text:span><text:span text:style-name="Strong_20_Emphasis"><text:span text:style-name="T159">N</text:span></text:span><text:span text:style-name="Strong_20_Emphasis"><text:span text:style-name="T162">am</text:span></text:span><text:span text:style-name="Strong_20_Emphasis"><text:span text:style-name="T159">e</text:span></text:span><text:span text:style-name="T163"> &lt;computerna</text:span><text:span text:style-name="T164">me&gt;</text:span><text:span text:style-name="T165"> </text:span><text:span text:style-name="T159">and click </text:span><text:span text:style-name="Strong_20_Emphasis"><text:span text:style-name="T166">Apply</text:span>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16" office:value-type="string">
            <text:p text:style-name="P51"><text:span text:style-name="T167">C</text:span><text:span text:style-name="T168">li</text:span><text:span text:style-name="T167">c</text:span><text:span text:style-name="T168">k </text:span><text:span text:style-name="Strong_20_Emphasis"><text:span text:style-name="T169">Done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16" office:value-type="string">
            <text:p text:style-name="P5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><text:span text:style-name="Strong_20_Emphasis">☐</text:span></text:p>
          </table:table-cell>
          <table:table-cell table:style-name="_32_._5f_Installatie_5f_uitvoeren.C16" office:value-type="string">
            <text:p text:style-name="Standard"><text:span text:style-name="T170">U</text:span><text:span text:style-name="T145">nder</text:span><text:span text:style-name="T140"> </text:span><text:span text:style-name="Strong_20_Emphasis"><text:span text:style-name="T145">USER SETTINGS</text:span></text:span><text:span text:style-name="T171"> </text:span><text:span text:style-name="T172">click</text:span><text:span text:style-name="T173"> </text:span><text:span text:style-name="Strong_20_Emphasis"><text:span text:style-name="T174">User </text:span></text:span><text:span text:style-name="Strong_20_Emphasis"><text:span text:style-name="T175">C</text:span></text:span><text:span text:style-name="Strong_20_Emphasis"><text:span text:style-name="T174">reation</text:span></text:span><text:span text:style-name="T14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16" office:value-type="string">
            <text:p text:style-name="Standard"><text:span text:style-name="T176">Enter your</text:span><text:span text:style-name="T177"> </text:span><text:span text:style-name="Strong_20_Emphasis"><text:span text:style-name="T178">Full name</text:span></text:span><text:span text:style-name="T179"> </text:span><text:span text:style-name="T7">&lt;user&gt;</text:span><text:span text:style-name="T180">, <text:line-break/></text:span><text:span text:style-name="Strong_20_Emphasis"><text:span text:style-name="T178">User name</text:span></text:span><text:span text:style-name="T179"> &lt;</text:span><text:span text:style-name="T181">username&gt;</text:span><text:span text:style-name="T179">,</text:span></text:p>
            <text:p text:style-name="Standard"><text:span text:style-name="T182">check</text:span><text:span text:style-name="T183"> </text:span><text:span text:style-name="Strong_20_Emphasis"><text:span text:style-name="T184">Ma</text:span></text:span><text:span text:style-name="Strong_20_Emphasis"><text:span text:style-name="T185">ke this user administrator</text:span></text:span><text:span text:style-name="T183">,</text:span></text:p>
            <text:p text:style-name="Standard"><text:span text:style-name="T186">enter a </text:span><text:span text:style-name="Strong_20_Emphasis"><text:span text:style-name="T187">password</text:span></text:span><text:span text:style-name="T186"> twice</text:span><text:span text:style-name="T183"> </text:span><text:span text:style-name="T188">and c</text:span><text:span text:style-name="T183">li</text:span><text:span text:style-name="T189">c</text:span><text:span text:style-name="T183">k </text:span><text:span text:style-name="Strong_20_Emphasis"><text:span text:style-name="T190">Done</text:span></text:span><text:span text:style-name="T18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><text:span text:style-name="Strong_20_Emphasis">☐</text:span></text:p>
          </table:table-cell>
          <table:table-cell table:style-name="_32_._5f_Installatie_5f_uitvoeren.C22" office:value-type="string">
            <text:p text:style-name="Standard"><text:span text:style-name="T191">Click</text:span><text:span text:style-name="T192"> </text:span><text:span text:style-name="Strong_20_Emphasis"><text:span text:style-name="T193">Begin </text:span></text:span><text:span text:style-name="Strong_20_Emphasis"><text:span text:style-name="T194">Installation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><text:span text:style-name="Strong_20_Emphasis">☐</text:span></text:p>
          </table:table-cell>
          <table:table-cell table:style-name="_32_._5f_Installatie_5f_uitvoeren.C22" office:value-type="string">
            <text:p text:style-name="Standard"><text:span text:style-name="T191">Click</text:span><text:span text:style-name="T192"> </text:span><text:span text:style-name="Strong_20_Emphasis"><text:span text:style-name="T195">Finish</text:span></text:span><text:span text:style-name="Strong_20_Emphasis"><text:span text:style-name="T193"> </text:span></text:span><text:span text:style-name="Strong_20_Emphasis"><text:span text:style-name="T194">Installation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><text:span text:style-name="Strong_20_Emphasis">☐</text:span></text:p>
          </table:table-cell>
          <table:table-cell table:style-name="_32_._5f_Installatie_5f_uitvoeren.C26" office:value-type="string">
            <text:p text:style-name="Standard"><text:span text:style-name="T196">Restart the system</text:span><text:span text:style-name="T149">.</text:span></text:p>
          </table:table-cell>
        </table:table-row>
      </table:table>
      <text:p text:style-name="P53"><text:span text:style-name="Strong_20_Emphasis"><text:span text:style-name="T197"/></text:span></text:p>
      <text:list text:continue-numbering="true" text:style-name="L1">
        <text:list-item>
          <text:p text:style-name="P54"><text:span text:style-name="Strong_20_Emphasis"><text:span text:style-name="T198">Finish installation</text:span></text:span></text:p>
        </text:list-item>
      </text:list>
      <text:p text:style-name="P55"><text:span text:style-name="Strong_20_Emphasis"><text:span text:style-name="T1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43"><text:span text:style-name="Strong_20_Emphasis">☐</text:span></text:p>
          </table:table-cell>
          <table:table-cell table:style-name="_33_._5f_Installatie_5f_afronden.C1" office:value-type="string">
            <text:p text:style-name="Standard"><text:span text:style-name="T199">Log in as </text:span><text:span text:style-name="T200">&lt;user&gt;</text:span><text:span text:style-name="T19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43"><text:span text:style-name="Strong_20_Emphasis">☐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3"/>
          </table:table-cell>
          <table:table-cell table:style-name="_33_._5f_Installatie_5f_afronden.A1" office:value-type="string">
            <text:p text:style-name="P24"><text:span text:style-name="Strong_20_Emphasis"><text:span text:style-name="T62">☐</text:span></text:span></text:p>
          </table:table-cell>
          <table:table-cell table:style-name="_33_._5f_Installatie_5f_afronden.C5" office:value-type="string">
            <text:p text:style-name="P25"><text:span text:style-name="T63">Press the Super key</text:span><text:span text:style-name="T64"><text:note text:id="ftn6" text:note-class="footnote"><text:note-citation>1</text:note-citation><text:note-body><text:p text:style-name="P26">Windows, command, or magnifying glass key.</text:p></text:note-body></text:note></text:span><text:span text:style-name="T63">, t</text:span><text:span text:style-name="T65">ype</text:span><text:span text:style-name="T66"> </text:span><text:span text:style-name="User_20_Entry"><text:span text:style-name="T67">t</text:span></text:span><text:span text:style-name="User_20_Entry"><text:span text:style-name="T68">erm</text:span></text:span><text:span text:style-name="T69"> and click on the </text:span><text:span text:style-name="Strong_20_Emphasis"><text:span text:style-name="T70">Terminal</text:span></text:span><text:span text:style-name="T69"> icon.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7"><text:span text:style-name="Strong_20_Emphasis"><text:span text:style-name="T71"/></text:span></text:p>
          </table:table-cell>
          <table:table-cell table:style-name="_33_._5f_Installatie_5f_afronden.C6" office:value-type="string">
            <text:p text:style-name="P58"><text:span text:style-name="T201">Type the </text:span><text:span text:style-name="T202">following </text:span><text:span text:style-name="T201">t</text:span><text:span text:style-name="T74">hree</text:span><text:span text:style-name="T201"> commands, each followed by the</text:span><text:span text:style-name="T69"> </text:span><text:span text:style-name="T203">Enter</text:span><text:span text:style-name="T201"> key: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6" office:value-type="string">
            <text:p text:style-name="P30"><text:span text:style-name="User_20_Entry"><text:span text:style-name="T7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8" office:value-type="string">
            <text:p text:style-name="P59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9" office:value-type="string">
            <text:p text:style-name="P31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0" office:value-type="string">
            <text:p text:style-name="P61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1" office:value-type="string">
            <text:p text:style-name="P6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24"><text:span text:style-name="Strong_20_Emphasis"><text:span text:style-name="T62">☐</text:span></text:span></text:p>
          </table:table-cell>
          <table:table-cell table:style-name="_33_._5f_Installatie_5f_afronden.C12" office:value-type="string">
            <text:p text:style-name="P25"><text:span text:style-name="T80">Press the Super key</text:span><text:span text:style-name="T81">1</text:span><text:span text:style-name="T80">, t</text:span><text:span text:style-name="T82">ype </text:span><text:span text:style-name="User_20_Entry"><text:span text:style-name="T83">m</text:span></text:span><text:span text:style-name="User_20_Entry"><text:span text:style-name="T84">enu</text:span></text:span><text:span text:style-name="T69"> and click </text:span><text:span text:style-name="T82">the </text:span><text:span text:style-name="Strong_20_Emphasis"><text:span text:style-name="T85">KZ</text:span></text:span><text:span text:style-name="Strong_20_Emphasis"><text:span text:style-name="T86"> Installation menu</text:span></text:span><text:span text:style-name="T82"> icon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4"><text:span text:style-name="Strong_20_Emphasis"><text:span text:style-name="T71"/></text:span></text:p>
          </table:table-cell>
          <table:table-cell table:style-name="_33_._5f_Installatie_5f_afronden.C13" office:value-type="string">
            <text:p text:style-name="P65"><text:span text:style-name="T204">Se</text:span><text:span text:style-name="T205">lect</text:span><text:span text:style-name="T204"> </text:span><text:span text:style-name="Strong_20_Emphasis"><text:span text:style-name="T206">3</text:span></text:span><text:span text:style-name="T207"> </text:span><text:span text:style-name="T208">Finish installatio</text:span><text:span text:style-name="T209">n</text:span><text:span text:style-name="T87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4" office:value-type="string">
            <text:p text:style-name="P66">Follow the instructions on the screen.</text:p>
          </table:table-cell>
        </table:table-row>
      </table:table>
      <text:p text:style-name="P55"><text:span text:style-name="Strong_20_Emphasis"><text:span text:style-name="T199"/></text:span></text:p>
      <text:list text:continue-numbering="true" text:style-name="L1">
        <text:list-item>
          <text:p text:style-name="P67"><text:span text:style-name="Strong_20_Emphasis"><text:span text:style-name="T210">S</text:span></text:span><text:span text:style-name="Strong_20_Emphasis"><text:span text:style-name="T211">et up user</text:span></text:span></text:p>
        </text:list-item>
      </text:list>
      <text:p text:style-name="P6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0"><text:span text:style-name="Strong_20_Emphasis"><text:span text:style-name="T62">☐</text:span></text:span></text:p>
          </table:table-cell>
          <table:table-cell table:style-name="Tabel2.A1" office:value-type="string">
            <text:p text:style-name="P70"><text:span text:style-name="Strong_20_Emphasis"><text:span text:style-name="T62">☐</text:span></text:span></text:p>
          </table:table-cell>
          <table:table-cell table:style-name="Tabel2.D1" office:value-type="string">
            <text:p text:style-name="P71"><text:span text:style-name="T212">Log in as</text:span><text:span text:style-name="T199"> </text:span><text:span text:style-name="T200">&lt;user&gt;</text:span><text:span text:style-name="T213"><text:note text:id="ftn7" text:note-class="footnote"><text:note-citation>1</text:note-citation><text:note-body><text:p text:style-name="P72"><text:span text:style-name="T214">Login any additional </text:span><text:span text:style-name="T215">user</text:span><text:span text:style-name="T216">s </text:span><text:span text:style-name="T214">and follow the same steps.</text:span></text:p></text:note-body></text:note></text:span><text:span text:style-name="T199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5"><text:span text:style-name="Strong_20_Emphasis"><text:span text:style-name="T217">☐</text:span></text:span></text:p>
          </table:table-cell>
          <table:table-cell table:style-name="Tabel2.D2" office:value-type="string">
            <text:p text:style-name="P76"><text:span text:style-name="T218">Follow the welcome screens.</text:span><text:span text:style-name="T219"/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4"><text:span text:style-name="Strong_20_Emphasis"><text:span text:style-name="T62">☐</text:span></text:span></text:p>
          </table:table-cell>
          <table:table-cell table:style-name="Tabel2.A1" office:value-type="string">
            <text:p text:style-name="P24"><text:span text:style-name="Strong_20_Emphasis"><text:span text:style-name="T62">☐</text:span></text:span></text:p>
          </table:table-cell>
          <table:table-cell table:style-name="Tabel2.D5" office:value-type="string">
            <text:p text:style-name="P25"><text:span text:style-name="T80">Press the Super key</text:span><text:span text:style-name="T64"><text:note text:id="ftn8" text:note-class="footnote"><text:note-citation>2</text:note-citation><text:note-body><text:p text:style-name="P26">Windows, command, or magnifying glass key.</text:p></text:note-body></text:note></text:span><text:span text:style-name="T80">, t</text:span><text:span text:style-name="T82">ype </text:span><text:span text:style-name="User_20_Entry"><text:span text:style-name="T83">m</text:span></text:span><text:span text:style-name="User_20_Entry"><text:span text:style-name="T84">enu</text:span></text:span><text:span text:style-name="T69"> and click </text:span><text:span text:style-name="T82">the </text:span><text:span text:style-name="Strong_20_Emphasis"><text:span text:style-name="T85">KZ</text:span></text:span><text:span text:style-name="Strong_20_Emphasis"><text:span text:style-name="T86"> Installation menu</text:span></text:span><text:span text:style-name="T82"> icon.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6" office:value-type="string">
            <text:p text:style-name="P79"><text:span text:style-name="T220">Select</text:span><text:span text:style-name="T204"> </text:span><text:span text:style-name="Strong_20_Emphasis"><text:span text:style-name="T206">4</text:span></text:span><text:span text:style-name="T221"> </text:span><text:span text:style-name="T222">Set up user</text:span><text:span text:style-name="T87">.</text:span></text:p>
          </table:table-cell>
        </table:table-row>
        <table:table-row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78"/>
          </table:table-cell>
          <table:table-cell table:style-name="Tabel2.D7" office:value-type="string">
            <text:p text:style-name="P80">Follow the instructions on the screen.</text:p>
          </table:table-cell>
        </table:table-row>
      </table:table>
      <text:p text:style-name="P81"/>
      <text:p text:style-name="P82"/>
      <text:p text:style-name="P83"><text:span text:style-name="T223">End of checklist,</text:span><text:span text:style-name="T224"> </text:span><text:span text:style-name="T225"><text:user-field-get text:name="Distro">Rocky Linux</text:user-field-get></text:span><text:span text:style-name="T226"><text:s/></text:span><text:span text:style-name="T227">Desktop/</text:span><text:span text:style-name="T228">Workstation</text:span><text:span text:style-name="T229"> </text:span><text:span text:style-name="T223">installation is complete.</text:span></text:p>
      <text:p text:style-name="P84"/>
      <text:p text:style-name="P85"><text:span text:style-name="T230">Written</text:span><text:span text:style-name="T231"> </text:span><text:span text:style-name="T230">by</text:span><text:span text:style-name="T231"> </text:span><text:a xlink:type="simple" xlink:href="mailto:info@karelzimmer.nl?subject=Checklist%20installation%20Linux" text:style-name="Internet_20_link" text:visited-style-name="Visited_20_Internet_20_Link"><text:span text:style-name="T232">Karel Zimmer</text:span></text:a><text:span text:style-name="T233">.</text:span></text:p>
      <text:p text:style-name="P86"><text:span text:style-name="T234">License </text:span><text:span text:style-name="T235">C</text:span><text:span text:style-name="T236">C0</text:span><text:span text:style-name="T233"> 1.0 </text:span><text:span text:style-name="T237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7"><text:s/></text:span><text:span text:style-name="T237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11-04T07:45:02.072109351">04/1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04T07:45:01.996177685</dc:date>
    <meta:keyword>Installatie</meta:keyword>
    <meta:keyword>Checklist</meta:keyword>
    <meta:keyword>Linux</meta:keyword>
    <meta:editing-cycles>7032</meta:editing-cycles>
    <meta:editing-duration>P12DT10H6M1S</meta:editing-duration>
    <meta:printed-by>Karel Zimmer</meta:printed-by>
    <meta:print-date>2023-08-13T09:05:13.063696636</meta:print-date>
    <dc:creator>Karel Zimmer</dc:creator>
    <meta:document-statistic meta:table-count="4" meta:image-count="2" meta:object-count="0" meta:page-count="4" meta:paragraph-count="95" meta:word-count="518" meta:character-count="3172" meta:non-whitespace-character-count="2723"/>
    <meta:user-defined meta:name="Info 1"/>
    <meta:user-defined meta:name="Info 2"/>
    <meta:user-defined meta:name="Info 3"/>
    <meta:user-defined meta:name="Info 4"/>
  </office:meta>
</office:document-meta>
</file>